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Helvetica" svg:font-family="Helvetica, 'Helvetica Neue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Rubik" svg:font-family="Rubik, 'Helvetica Neue', sans-serif"/>
    <style:font-face style:name="Songti SC" svg:font-family="'Songti SC'" style:font-family-generic="system" style:font-pitch="variable"/>
    <style:font-face style:name="sans-serif" svg:font-family="sans-serif"/>
  </office:font-face-decls>
  <office:automatic-styles>
    <style:style style:name="Table1" style:family="table">
      <style:table-properties style:width="6.6931in" table:align="margins" fo:background-color="transparent">
        <style:background-image/>
      </style:table-properties>
    </style:style>
    <style:style style:name="Table1.A" style:family="table-column">
      <style:table-column-properties style:column-width="2.2313in" style:rel-column-width="2184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padding="0.0194in" fo:border-left="0.05pt solid #000000" fo:border-right="none" fo:border-top="0.05pt solid #000000" fo:border-bottom="none" style:writing-mode="page"/>
    </style:style>
    <style:style style:name="Table1.B1" style:family="table-cell">
      <style:table-cell-properties fo:padding="0.0194in" fo:border-left="none" fo:border-right="none" fo:border-top="0.05pt solid #000000" fo:border-bottom="0.05pt solid #000000" style:writing-mode="page"/>
    </style:style>
    <style:style style:name="Table1.C1" style:family="table-cell">
      <style:table-cell-properties fo:padding="0.0194in" fo:border-left="none" fo:border-right="0.05pt solid #000000" fo:border-top="0.05pt solid #000000" fo:border-bottom="none" style:writing-mode="page"/>
    </style:style>
    <style:style style:name="Table1.A2" style:family="table-cell">
      <style:table-cell-properties fo:padding="0.0194in" fo:border-left="0.05pt solid #000000" fo:border-right="none" fo:border-top="none" fo:border-bottom="none" style:writing-mode="page"/>
    </style:style>
    <style:style style:name="Table1.B2" style:family="table-cell">
      <style:table-cell-properties fo:padding="0.0194in" fo:border-left="none" fo:border-right="none" fo:border-top="0.05pt solid #000000" fo:border-bottom="none" style:writing-mode="page"/>
    </style:style>
    <style:style style:name="Table1.C2" style:family="table-cell">
      <style:table-cell-properties fo:padding="0.0194in" fo:border-left="none" fo:border-right="0.05pt solid #000000" fo:border-top="none" fo:border-bottom="none" style:writing-mode="page"/>
    </style:style>
    <style:style style:name="Table1.A5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1.C5" style:family="table-cell">
      <style:table-cell-properties fo:padding="0.0194in" fo:border-left="none" fo:border-right="0.05pt solid #000000" fo:border-top="none" fo:border-bottom="0.05pt solid #000000" style:writing-mode="page"/>
    </style:style>
    <style:style style:name="P1" style:family="paragraph" style:parent-style-name="Standard">
      <style:text-properties officeooo:rsid="001d2b6d" officeooo:paragraph-rsid="001d2b6d"/>
    </style:style>
    <style:style style:name="P2" style:family="paragraph" style:parent-style-name="Standard">
      <style:text-properties officeooo:rsid="001d2b6d" officeooo:paragraph-rsid="0035849c"/>
    </style:style>
    <style:style style:name="P3" style:family="paragraph" style:parent-style-name="Standard">
      <style:text-properties officeooo:rsid="001dbc67" officeooo:paragraph-rsid="001dbc67"/>
    </style:style>
    <style:style style:name="P4" style:family="paragraph" style:parent-style-name="Standard">
      <style:text-properties officeooo:rsid="001dbc67" officeooo:paragraph-rsid="0035849c"/>
    </style:style>
    <style:style style:name="P5" style:family="paragraph" style:parent-style-name="Standard">
      <style:paragraph-properties fo:margin-left="0in" fo:margin-right="0in" fo:text-indent="0in" style:auto-text-indent="false"/>
      <style:text-properties officeooo:rsid="001dbc67" officeooo:paragraph-rsid="006295af"/>
    </style:style>
    <style:style style:name="P6" style:family="paragraph" style:parent-style-name="Standard">
      <style:text-properties officeooo:rsid="001fb8a9" officeooo:paragraph-rsid="001fb8a9"/>
    </style:style>
    <style:style style:name="P7" style:family="paragraph" style:parent-style-name="Table_20_Contents">
      <style:paragraph-properties fo:text-align="center" style:justify-single-word="false"/>
      <style:text-properties officeooo:rsid="001fb8a9" officeooo:paragraph-rsid="001fb8a9"/>
    </style:style>
    <style:style style:name="P8" style:family="paragraph" style:parent-style-name="Table_20_Contents">
      <style:paragraph-properties fo:text-align="end" style:justify-single-word="false"/>
      <style:text-properties officeooo:rsid="001fb8a9" officeooo:paragraph-rsid="001fb8a9"/>
    </style:style>
    <style:style style:name="P9" style:family="paragraph" style:parent-style-name="Standard">
      <style:paragraph-properties fo:break-before="page"/>
      <style:text-properties fo:font-weight="bold" officeooo:rsid="001fb8a9" officeooo:paragraph-rsid="001fb8a9" style:font-weight-asian="bold" style:font-weight-complex="bold"/>
    </style:style>
    <style:style style:name="P10" style:family="paragraph" style:parent-style-name="Standard">
      <style:text-properties fo:font-weight="bold" officeooo:rsid="001dbc67" officeooo:paragraph-rsid="001dbc67" style:font-weight-asian="bold" style:font-weight-complex="bold"/>
    </style:style>
    <style:style style:name="P11" style:family="paragraph" style:parent-style-name="Standard">
      <style:paragraph-properties fo:margin-left="0.9846in" fo:margin-right="0in" fo:text-indent="0in" style:auto-text-indent="false"/>
      <style:text-properties fo:font-weight="bold" officeooo:rsid="00237c8f" officeooo:paragraph-rsid="00322317" style:font-weight-asian="bold" style:font-weight-complex="bold"/>
    </style:style>
    <style:style style:name="P12" style:family="paragraph" style:parent-style-name="Standard">
      <style:paragraph-properties fo:margin-left="0.9846in" fo:margin-right="0in" fo:text-indent="0in" style:auto-text-indent="false"/>
      <style:text-properties fo:font-weight="bold" officeooo:rsid="0040593a" officeooo:paragraph-rsid="0040593a" style:font-weight-asian="bold" style:font-weight-complex="bold"/>
    </style:style>
    <style:style style:name="P13" style:family="paragraph" style:parent-style-name="Standard">
      <style:paragraph-properties fo:margin-left="0.9846in" fo:margin-right="0in" fo:text-indent="0in" style:auto-text-indent="false"/>
      <style:text-properties fo:font-weight="bold" officeooo:rsid="0023dd16" officeooo:paragraph-rsid="00322317" style:font-weight-asian="bold" style:font-weight-complex="bold"/>
    </style:style>
    <style:style style:name="P14" style:family="paragraph" style:parent-style-name="Table_20_Contents">
      <style:paragraph-properties fo:text-align="end" style:justify-single-word="false"/>
    </style:style>
    <style:style style:name="P15" style:family="paragraph" style:parent-style-name="Standard">
      <style:text-properties fo:font-weight="normal" officeooo:rsid="001fb8a9" officeooo:paragraph-rsid="001fb8a9" style:font-weight-asian="normal" style:font-weight-complex="normal"/>
    </style:style>
    <style:style style:name="P16" style:family="paragraph" style:parent-style-name="Standard">
      <style:paragraph-properties fo:margin-left="0.4925in" fo:margin-right="0in" fo:text-indent="0in" style:auto-text-indent="false"/>
      <style:text-properties fo:font-weight="normal" officeooo:rsid="0023dd16" officeooo:paragraph-rsid="0057e719" style:font-weight-asian="normal" style:font-weight-complex="normal"/>
    </style:style>
    <style:style style:name="P17" style:family="paragraph" style:parent-style-name="Standard">
      <style:paragraph-properties fo:margin-left="0.4925in" fo:margin-right="0in" fo:text-indent="0in" style:auto-text-indent="false"/>
      <style:text-properties officeooo:rsid="0023dd16" officeooo:paragraph-rsid="00267f8e"/>
    </style:style>
    <style:style style:name="P18" style:family="paragraph" style:parent-style-name="Standard">
      <style:paragraph-properties fo:margin-left="0.4925in" fo:margin-right="0in" fo:text-indent="0in" style:auto-text-indent="false"/>
      <style:text-properties officeooo:rsid="0023dd16" officeooo:paragraph-rsid="0023dd16"/>
    </style:style>
    <style:style style:name="P19" style:family="paragraph" style:parent-style-name="Standard">
      <style:paragraph-properties fo:margin-left="0.4925in" fo:margin-right="0in" fo:text-indent="0in" style:auto-text-indent="false"/>
      <style:text-properties officeooo:rsid="0023dd16" officeooo:paragraph-rsid="0030083c"/>
    </style:style>
    <style:style style:name="P20" style:family="paragraph" style:parent-style-name="Standard">
      <style:paragraph-properties fo:margin-left="0.9846in" fo:margin-right="0in" fo:text-indent="0in" style:auto-text-indent="false"/>
      <style:text-properties officeooo:rsid="0023dd16" officeooo:paragraph-rsid="00322317"/>
    </style:style>
    <style:style style:name="P21" style:family="paragraph" style:parent-style-name="Standard">
      <style:paragraph-properties fo:margin-left="0.4925in" fo:margin-right="0in" fo:text-indent="0in" style:auto-text-indent="false"/>
      <style:text-properties officeooo:rsid="0023dd16" officeooo:paragraph-rsid="004a269e"/>
    </style:style>
    <style:style style:name="P22" style:family="paragraph" style:parent-style-name="Standard">
      <style:paragraph-properties fo:margin-left="0.4925in" fo:margin-right="0in" fo:text-indent="0in" style:auto-text-indent="false"/>
      <style:text-properties officeooo:rsid="0023dd16" officeooo:paragraph-rsid="004c5298"/>
    </style:style>
    <style:style style:name="P23" style:family="paragraph" style:parent-style-name="Standard">
      <style:paragraph-properties fo:margin-left="0.4925in" fo:margin-right="0in" fo:text-indent="0in" style:auto-text-indent="false"/>
      <style:text-properties officeooo:rsid="0023dd16" officeooo:paragraph-rsid="002d215d"/>
    </style:style>
    <style:style style:name="P24" style:family="paragraph" style:parent-style-name="Standard">
      <style:paragraph-properties fo:margin-left="0.4925in" fo:margin-right="0in" fo:text-indent="0in" style:auto-text-indent="false"/>
      <style:text-properties officeooo:rsid="0023dd16" officeooo:paragraph-rsid="0056ea61"/>
    </style:style>
    <style:style style:name="P25" style:family="paragraph" style:parent-style-name="Standard">
      <style:paragraph-properties fo:margin-left="0.4925in" fo:margin-right="0in" fo:text-indent="0in" style:auto-text-indent="false"/>
      <style:text-properties officeooo:rsid="0023dd16" officeooo:paragraph-rsid="005cae35"/>
    </style:style>
    <style:style style:name="P26" style:family="paragraph" style:parent-style-name="Standard">
      <style:paragraph-properties fo:margin-left="0.4925in" fo:margin-right="0in" fo:text-indent="0in" style:auto-text-indent="false"/>
      <style:text-properties officeooo:rsid="00267f8e" officeooo:paragraph-rsid="00267f8e"/>
    </style:style>
    <style:style style:name="P27" style:family="paragraph" style:parent-style-name="Standard">
      <style:paragraph-properties fo:margin-left="0.4925in" fo:margin-right="0in" fo:text-indent="0in" style:auto-text-indent="false"/>
      <style:text-properties officeooo:rsid="00267f8e" officeooo:paragraph-rsid="0027172e"/>
    </style:style>
    <style:style style:name="P28" style:family="paragraph" style:parent-style-name="Standard">
      <style:paragraph-properties fo:margin-left="0.4925in" fo:margin-right="0in" fo:text-indent="0in" style:auto-text-indent="false"/>
      <style:text-properties officeooo:rsid="00267f8e" officeooo:paragraph-rsid="004a269e"/>
    </style:style>
    <style:style style:name="P29" style:family="paragraph" style:parent-style-name="Standard">
      <style:paragraph-properties fo:margin-left="0.4925in" fo:margin-right="0in" fo:text-indent="0in" style:auto-text-indent="false"/>
      <style:text-properties officeooo:rsid="00267f8e" officeooo:paragraph-rsid="0056ea61"/>
    </style:style>
    <style:style style:name="P30" style:family="paragraph" style:parent-style-name="Standard">
      <style:paragraph-properties fo:margin-left="0.4925in" fo:margin-right="0in" fo:text-indent="0in" style:auto-text-indent="false"/>
      <style:text-properties officeooo:rsid="00267f8e" officeooo:paragraph-rsid="005cae35"/>
    </style:style>
    <style:style style:name="P31" style:family="paragraph" style:parent-style-name="Standard">
      <style:paragraph-properties fo:margin-left="0.4925in" fo:margin-right="0in" fo:text-indent="0in" style:auto-text-indent="false"/>
      <style:text-properties officeooo:rsid="002c4761" officeooo:paragraph-rsid="002c4761"/>
    </style:style>
    <style:style style:name="P32" style:family="paragraph" style:parent-style-name="Standard">
      <style:paragraph-properties fo:margin-left="0.4925in" fo:margin-right="0in" fo:text-indent="0in" style:auto-text-indent="false"/>
      <style:text-properties officeooo:rsid="00237c8f" officeooo:paragraph-rsid="00237c8f"/>
    </style:style>
    <style:style style:name="P33" style:family="paragraph" style:parent-style-name="Standard">
      <style:paragraph-properties fo:margin-left="0.4925in" fo:margin-right="0in" fo:text-indent="0in" style:auto-text-indent="false"/>
      <style:text-properties officeooo:rsid="00237c8f" officeooo:paragraph-rsid="0030083c"/>
    </style:style>
    <style:style style:name="P34" style:family="paragraph" style:parent-style-name="Standard">
      <style:paragraph-properties fo:margin-left="0.9846in" fo:margin-right="0in" fo:text-indent="0in" style:auto-text-indent="false"/>
      <style:text-properties officeooo:rsid="00237c8f" officeooo:paragraph-rsid="00322317"/>
    </style:style>
    <style:style style:name="P35" style:family="paragraph" style:parent-style-name="Standard">
      <style:paragraph-properties fo:margin-left="0.9846in" fo:margin-right="0in" fo:text-indent="0in" style:auto-text-indent="false"/>
      <style:text-properties officeooo:rsid="00237c8f" officeooo:paragraph-rsid="0040593a"/>
    </style:style>
    <style:style style:name="P36" style:family="paragraph" style:parent-style-name="Standard">
      <style:paragraph-properties fo:margin-left="0.4925in" fo:margin-right="0in" fo:text-indent="0in" style:auto-text-indent="false"/>
      <style:text-properties officeooo:rsid="00237c8f" officeooo:paragraph-rsid="002d15d9"/>
    </style:style>
    <style:style style:name="P37" style:family="paragraph" style:parent-style-name="Standard">
      <style:paragraph-properties fo:margin-left="0.9846in" fo:margin-right="0in" fo:text-indent="0in" style:auto-text-indent="false"/>
      <style:text-properties officeooo:rsid="0023d05d" officeooo:paragraph-rsid="00322317"/>
    </style:style>
    <style:style style:name="P38" style:family="paragraph" style:parent-style-name="Standard">
      <style:paragraph-properties fo:margin-left="0.9846in" fo:margin-right="0in" fo:text-indent="0in" style:auto-text-indent="false"/>
      <style:text-properties officeooo:rsid="0023d05d" officeooo:paragraph-rsid="0040593a"/>
    </style:style>
    <style:style style:name="P39" style:family="paragraph" style:parent-style-name="Standard">
      <style:paragraph-properties fo:margin-left="0in" fo:margin-right="0in" fo:text-indent="0in" style:auto-text-indent="false"/>
      <style:text-properties officeooo:rsid="00309797" officeooo:paragraph-rsid="00427f69"/>
    </style:style>
    <style:style style:name="P40" style:family="paragraph" style:parent-style-name="Standard">
      <style:paragraph-properties fo:margin-left="0.4925in" fo:margin-right="0in" fo:text-indent="0in" style:auto-text-indent="false"/>
      <style:text-properties officeooo:rsid="002506a5" officeooo:paragraph-rsid="002506a5"/>
    </style:style>
    <style:style style:name="P41" style:family="paragraph" style:parent-style-name="Standard">
      <style:paragraph-properties fo:margin-left="0.4925in" fo:margin-right="0in" fo:text-indent="0in" style:auto-text-indent="false"/>
      <style:text-properties officeooo:rsid="002506a5" officeooo:paragraph-rsid="00267f8e"/>
    </style:style>
    <style:style style:name="P42" style:family="paragraph" style:parent-style-name="Standard">
      <style:paragraph-properties fo:margin-left="0.9846in" fo:margin-right="0in" fo:text-indent="0in" style:auto-text-indent="false"/>
      <style:text-properties officeooo:rsid="002506a5" officeooo:paragraph-rsid="0040593a"/>
    </style:style>
    <style:style style:name="P43" style:family="paragraph" style:parent-style-name="Standard">
      <style:paragraph-properties fo:margin-left="0.4925in" fo:margin-right="0in" fo:text-indent="0in" style:auto-text-indent="false"/>
      <style:text-properties officeooo:rsid="002506a5" officeooo:paragraph-rsid="0056ea61"/>
    </style:style>
    <style:style style:name="P44" style:family="paragraph" style:parent-style-name="Standard">
      <style:paragraph-properties fo:margin-left="0.4925in" fo:margin-right="0in" fo:text-indent="0in" style:auto-text-indent="false"/>
      <style:text-properties officeooo:rsid="003bc206" officeooo:paragraph-rsid="004a269e"/>
    </style:style>
    <style:style style:name="P45" style:family="paragraph" style:parent-style-name="Standard">
      <style:paragraph-properties fo:margin-left="0.4925in" fo:margin-right="0in" fo:text-indent="0in" style:auto-text-indent="false"/>
      <style:text-properties officeooo:rsid="003bc206" officeooo:paragraph-rsid="005cae35"/>
    </style:style>
    <style:style style:name="P46" style:family="paragraph" style:parent-style-name="Standard">
      <style:paragraph-properties fo:margin-left="0.9846in" fo:margin-right="0in" fo:text-indent="0in" style:auto-text-indent="false"/>
      <style:text-properties officeooo:rsid="0040593a" officeooo:paragraph-rsid="0040593a"/>
    </style:style>
    <style:style style:name="P47" style:family="paragraph" style:parent-style-name="Standard">
      <style:text-properties officeooo:rsid="0035849c" officeooo:paragraph-rsid="0035849c"/>
    </style:style>
    <style:style style:name="P48" style:family="paragraph" style:parent-style-name="Standard">
      <style:text-properties officeooo:paragraph-rsid="005ede7c"/>
    </style:style>
    <style:style style:name="P49" style:family="paragraph" style:parent-style-name="Standard">
      <style:paragraph-properties fo:break-before="page"/>
    </style:style>
    <style:style style:name="P50" style:family="paragraph" style:parent-style-name="Standard">
      <style:paragraph-properties fo:margin-left="0.4925in" fo:margin-right="0in" fo:text-indent="0in" style:auto-text-indent="false"/>
      <style:text-properties officeooo:rsid="004eb892" officeooo:paragraph-rsid="004eb892"/>
    </style:style>
    <style:style style:name="P51" style:family="paragraph" style:parent-style-name="Standard">
      <style:paragraph-properties fo:margin-left="0in" fo:margin-right="0in" fo:text-indent="0in" style:auto-text-indent="false"/>
      <style:text-properties officeooo:paragraph-rsid="00309797"/>
    </style:style>
    <style:style style:name="P52" style:family="paragraph" style:parent-style-name="Standard">
      <style:text-properties officeooo:rsid="006c563e" officeooo:paragraph-rsid="006c563e"/>
    </style:style>
    <style:style style:name="P53" style:family="paragraph" style:parent-style-name="Standard">
      <style:text-properties officeooo:paragraph-rsid="006c563e"/>
    </style:style>
    <style:style style:name="P54" style:family="paragraph" style:parent-style-name="Heading_20_3">
      <style:text-properties officeooo:paragraph-rsid="005ede7c"/>
    </style:style>
    <style:style style:name="P55" style:family="paragraph" style:parent-style-name="Heading_20_4">
      <style:text-properties officeooo:paragraph-rsid="005ede7c"/>
    </style:style>
    <style:style style:name="P56" style:family="paragraph" style:parent-style-name="Heading_20_4">
      <style:paragraph-properties fo:break-before="page"/>
    </style:style>
    <style:style style:name="P57" style:family="paragraph" style:parent-style-name="Standard">
      <style:text-properties officeooo:paragraph-rsid="006c563e"/>
    </style:style>
    <style:style style:name="P58" style:family="paragraph" style:parent-style-name="Standard">
      <style:text-properties officeooo:rsid="006dddb4" officeooo:paragraph-rsid="006dddb4"/>
    </style:style>
    <style:style style:name="P59" style:family="paragraph" style:parent-style-name="Standard">
      <style:text-properties officeooo:rsid="006ecc4f" officeooo:paragraph-rsid="006ecc4f"/>
    </style:style>
    <style:style style:name="T1" style:family="text">
      <style:text-properties officeooo:rsid="001dbc67"/>
    </style:style>
    <style:style style:name="T2" style:family="text">
      <style:text-properties officeooo:rsid="001ddeca"/>
    </style:style>
    <style:style style:name="T3" style:family="text">
      <style:text-properties officeooo:rsid="0021c7b3"/>
    </style:style>
    <style:style style:name="T4" style:family="text">
      <style:text-properties officeooo:rsid="0023d05d"/>
    </style:style>
    <style:style style:name="T5" style:family="text">
      <style:text-properties officeooo:rsid="002506a5"/>
    </style:style>
    <style:style style:name="T6" style:family="text">
      <style:text-properties officeooo:rsid="00267f8e"/>
    </style:style>
    <style:style style:name="T7" style:family="text">
      <style:text-properties officeooo:rsid="0027172e"/>
    </style:style>
    <style:style style:name="T8" style:family="text">
      <style:text-properties officeooo:rsid="002b0d4b"/>
    </style:style>
    <style:style style:name="T9" style:family="text">
      <style:text-properties officeooo:rsid="002c4761"/>
    </style:style>
    <style:style style:name="T10" style:family="text">
      <style:text-properties officeooo:rsid="002d15d9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d15d9" style:font-weight-asian="bold" style:font-weight-complex="bold"/>
    </style:style>
    <style:style style:name="T13" style:family="text">
      <style:text-properties fo:font-weight="bold" officeooo:rsid="002dd495" style:font-weight-asian="bold" style:font-weight-complex="bold"/>
    </style:style>
    <style:style style:name="T14" style:family="text">
      <style:text-properties fo:font-weight="bold" officeooo:rsid="002d215d" style:font-weight-asian="bold" style:font-weight-complex="bold"/>
    </style:style>
    <style:style style:name="T15" style:family="text">
      <style:text-properties fo:font-weight="bold" officeooo:rsid="0043646c" style:font-weight-asian="bold" style:font-weight-complex="bold"/>
    </style:style>
    <style:style style:name="T16" style:family="text">
      <style:text-properties fo:font-weight="bold" officeooo:rsid="004567b7" style:font-weight-asian="bold" style:font-weight-complex="bold"/>
    </style:style>
    <style:style style:name="T17" style:family="text">
      <style:text-properties fo:font-weight="bold" officeooo:rsid="00499bcf" style:font-weight-asian="bold" style:font-weight-complex="bold"/>
    </style:style>
    <style:style style:name="T18" style:family="text">
      <style:text-properties fo:font-weight="bold" officeooo:rsid="004d9a89" style:font-weight-asian="bold" style:font-weight-complex="bold"/>
    </style:style>
    <style:style style:name="T19" style:family="text">
      <style:text-properties fo:font-weight="bold" officeooo:rsid="002886d0" style:font-weight-asian="bold" style:font-weight-complex="bold"/>
    </style:style>
    <style:style style:name="T20" style:family="text">
      <style:text-properties fo:font-weight="bold" officeooo:rsid="0056ea61" style:font-weight-asian="bold" style:font-weight-complex="bold"/>
    </style:style>
    <style:style style:name="T21" style:family="text">
      <style:text-properties fo:font-weight="bold" officeooo:rsid="005b236f" style:font-weight-asian="bold" style:font-weight-complex="bold"/>
    </style:style>
    <style:style style:name="T22" style:family="text">
      <style:text-properties fo:font-weight="bold" officeooo:rsid="005cae35" style:font-weight-asian="bold" style:font-weight-complex="bold"/>
    </style:style>
    <style:style style:name="T23" style:family="text">
      <style:text-properties fo:font-weight="bold" officeooo:rsid="0065e34c" style:font-weight-asian="bold" style:font-weight-complex="bold"/>
    </style:style>
    <style:style style:name="T24" style:family="text">
      <style:text-properties fo:font-weight="bold" officeooo:rsid="006c563e" style:font-weight-asian="bold" style:font-weight-complex="bold"/>
    </style:style>
    <style:style style:name="T25" style:family="text">
      <style:text-properties officeooo:rsid="0030083c"/>
    </style:style>
    <style:style style:name="T26" style:family="text">
      <style:text-properties officeooo:rsid="00309797"/>
    </style:style>
    <style:style style:name="T27" style:family="text">
      <style:text-properties officeooo:rsid="003112ec"/>
    </style:style>
    <style:style style:name="T28" style:family="text">
      <style:text-properties officeooo:rsid="00322317"/>
    </style:style>
    <style:style style:name="T29" style:family="text">
      <style:text-properties officeooo:rsid="0035849c"/>
    </style:style>
    <style:style style:name="T30" style:family="text">
      <style:text-properties officeooo:rsid="00374171"/>
    </style:style>
    <style:style style:name="T31" style:family="text">
      <style:text-properties officeooo:rsid="0039bfa4"/>
    </style:style>
    <style:style style:name="T32" style:family="text">
      <style:text-properties officeooo:rsid="003bbef6"/>
    </style:style>
    <style:style style:name="T33" style:family="text">
      <style:text-properties officeooo:rsid="003bc206"/>
    </style:style>
    <style:style style:name="T34" style:family="text">
      <style:text-properties officeooo:rsid="0040593a"/>
    </style:style>
    <style:style style:name="T35" style:family="text">
      <style:text-properties officeooo:rsid="0040ebbc"/>
    </style:style>
    <style:style style:name="T36" style:family="text">
      <style:text-properties officeooo:rsid="00424c86"/>
    </style:style>
    <style:style style:name="T37" style:family="text">
      <style:text-properties officeooo:rsid="00427f69"/>
    </style:style>
    <style:style style:name="T38" style:family="text">
      <style:text-properties officeooo:rsid="004a269e"/>
    </style:style>
    <style:style style:name="T39" style:family="text">
      <style:text-properties officeooo:rsid="004eb892"/>
    </style:style>
    <style:style style:name="T40" style:family="text">
      <style:text-properties officeooo:rsid="00506330"/>
    </style:style>
    <style:style style:name="T41" style:family="text">
      <style:text-properties officeooo:rsid="002dd495"/>
    </style:style>
    <style:style style:name="T42" style:family="text">
      <style:text-properties officeooo:rsid="00528b87"/>
    </style:style>
    <style:style style:name="T43" style:family="text">
      <style:text-properties officeooo:rsid="0056b50d"/>
    </style:style>
    <style:style style:name="T44" style:family="text">
      <style:text-properties officeooo:rsid="0056ea61"/>
    </style:style>
    <style:style style:name="T45" style:family="text">
      <style:text-properties officeooo:rsid="005b236f"/>
    </style:style>
    <style:style style:name="T46" style:family="text">
      <style:text-properties officeooo:rsid="005cae35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fo:font-weight="normal" officeooo:rsid="0056ea61" style:font-weight-asian="normal" style:font-weight-complex="normal"/>
    </style:style>
    <style:style style:name="T49" style:family="text">
      <style:text-properties fo:font-weight="normal" officeooo:rsid="005cae35" style:font-weight-asian="normal" style:font-weight-complex="normal"/>
    </style:style>
    <style:style style:name="T50" style:family="text">
      <style:text-properties fo:font-weight="normal" officeooo:rsid="0065e34c" style:font-weight-asian="normal" style:font-weight-complex="normal"/>
    </style:style>
    <style:style style:name="T51" style:family="text">
      <style:text-properties officeooo:rsid="00612457"/>
    </style:style>
    <style:style style:name="T52" style:family="text">
      <style:text-properties officeooo:rsid="00617f58"/>
    </style:style>
    <style:style style:name="T53" style:family="text">
      <style:text-properties officeooo:rsid="006295af"/>
    </style:style>
    <style:style style:name="T54" style:family="text">
      <style:text-properties officeooo:rsid="00648637"/>
    </style:style>
    <style:style style:name="T55" style:family="text">
      <style:text-properties officeooo:rsid="0065c11b"/>
    </style:style>
    <style:style style:name="T56" style:family="text">
      <style:text-properties officeooo:rsid="006741ac"/>
    </style:style>
    <style:style style:name="T57" style:family="text">
      <style:text-properties officeooo:rsid="006c563e"/>
    </style:style>
    <style:style style:name="T58" style:family="text">
      <style:text-properties officeooo:rsid="006cc67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3">Generic </text:span>Contents:</text:p>
      <text:p text:style-name="P3"/>
      <text:p text:style-name="P3">Abstract </text:p>
      <text:p text:style-name="P1">Acknowledgments</text:p>
      <text:p text:style-name="P1"/>
      <text:p text:style-name="P1">Introduction</text:p>
      <text:p text:style-name="P1"><text:tab/><text:span text:style-name="T1">Context, theory, gaps</text:span></text:p>
      <text:p text:style-name="P1"/>
      <text:p text:style-name="P1">Literature Review</text:p>
      <text:p text:style-name="P1"/>
      <text:p text:style-name="P3">Aims and Objectives</text:p>
      <text:p text:style-name="P1"/>
      <text:p text:style-name="P3">Methods</text:p>
      <text:p text:style-name="P3"><text:tab/>What and How</text:p>
      <text:p text:style-name="P3"/>
      <text:p text:style-name="P3">Results</text:p>
      <text:p text:style-name="P3"><text:tab/><text:span text:style-name="T2">Findings</text:span></text:p>
      <text:p text:style-name="P3"/>
      <text:p text:style-name="P3">General discussion</text:p>
      <text:p text:style-name="P3"><text:tab/>What does it mean?</text:p>
      <text:p text:style-name="P3"><text:tab/>Strengths and limitations</text:p>
      <text:p text:style-name="P1"/>
      <text:p text:style-name="P1">Conclusions</text:p>
      <text:p text:style-name="P1"><text:tab/><text:span text:style-name="T1">suggestions for further work</text:span></text:p>
      <text:p text:style-name="P1"/>
      <text:p text:style-name="P3">References</text:p>
      <text:p text:style-name="P3"/>
      <text:p text:style-name="P3">Appendices</text:p>
      <text:p text:style-name="P3"/>
      <text:p text:style-name="P1"/>
      <text:p text:style-name="P9">Structure</text:p>
      <text:p text:style-name="P15">Situation → problem/question that arises → what did others do? → new/expanded way → what will I do</text:p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6">Cause</text:p>
          </table:table-cell>
          <table:table-cell table:style-name="Table1.B1" table:number-rows-spanned="5" office:value-type="string">
            <text:p text:style-name="Table_20_Contents"/>
            <text:p text:style-name="P7"/>
            <text:p text:style-name="P7"/>
            <text:p text:style-name="P7">Problem / Question</text:p>
          </table:table-cell>
          <table:table-cell table:style-name="Table1.C1" office:value-type="string">
            <text:p text:style-name="P8">Effect</text:p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covered-table-cell table:style-name="Table1.B2"/>
          <table:table-cell table:style-name="Table1.C2" office:value-type="string">
            <text:p text:style-name="P14"/>
          </table:table-cell>
        </table:table-row>
        <table:table-row table:style-name="Table1.1">
          <table:table-cell table:style-name="Table1.A2" office:value-type="string">
            <text:p text:style-name="P6">Situation/Event</text:p>
          </table:table-cell>
          <table:covered-table-cell table:style-name="Table1.B2"/>
          <table:table-cell table:style-name="Table1.C2" office:value-type="string">
            <text:p text:style-name="P8">Response/partial a<text:span text:style-name="T3">n</text:span>swer/consequence</text:p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covered-table-cell table:style-name="Table1.B2"/>
          <table:table-cell table:style-name="Table1.C2" office:value-type="string">
            <text:p text:style-name="P14"/>
          </table:table-cell>
        </table:table-row>
        <table:table-row table:style-name="Table1.1">
          <table:table-cell table:style-name="Table1.A5" office:value-type="string">
            <text:p text:style-name="P6">Stimulus</text:p>
          </table:table-cell>
          <table:covered-table-cell table:style-name="Table1.B1"/>
          <table:table-cell table:style-name="Table1.C5" office:value-type="string">
            <text:p text:style-name="P8">Re<text:span text:style-name="T3">s</text:span>ponse</text:p>
          </table:table-cell>
        </table:table-row>
      </table:table>
      <text:p text:style-name="P6"/>
      <text:p text:style-name="P6"/>
      <text:p text:style-name="P52">Potential Examiners <text:span text:style-name="T58">(provisionally accepted)</text:span></text:p>
      <text:p text:style-name="P52"/>
      <text:p text:style-name="P53"><text:span text:style-name="T24">Georg Hajdu </text:span>Professor of multimedia composition at the Hamburg University of Music and Drama (HfMT).</text:p>
      <text:p text:style-name="P52"/>
      <text:p text:style-name="Standard"><text:span text:style-name="T24">Rama Gottfried </text:span><text:span text:style-name="T57">Professor of</text:span> Contemporary Computer Music Practice Zürcher Hochschule der Künste <text:span text:style-name="T57">(Zurich University or Arts)</text:span></text:p>
      <text:p text:style-name="P52"/>
      <text:p text:style-name="P53"><text:span text:style-name="T24">Cat Hope </text:span>Professor of Music at Sir Zelman Cowen School of Music at <text:a xlink:type="simple" xlink:href="https://en.wikipedia.org/wiki/Monash_University" text:style-name="Internet_20_link" text:visited-style-name="Visited_20_Internet_20_Link">Monash University</text:a></text:p>
      <text:p text:style-name="P53"/>
      <text:p text:style-name="P53"/>
      <text:p text:style-name="P58">latency in electronic music</text:p>
      <text:p text:style-name="P58"/>
      <text:p text:style-name="P59">potential supervisor</text:p>
      <text:p text:style-name="P59">Matthew Yee King .</text:p>
      <text:p text:style-name="P59">Tim Blackwell</text:p>
      <text:p text:style-name="P59">Atau Tanaka</text:p>
      <text:p text:style-name="P59"/>
      <text:p text:style-name="P49">Slavko Zagorac PhD outline</text:p>
      <text:h text:style-name="Heading_20_1" text:outline-level="1">Networked Music Composition and Performance</text:h>
      <text:p text:style-name="P48"><text:span text:style-name="T52">(Music Composition For </text:span><text:span text:style-name="T51">Mixed </text:span><text:span text:style-name="T52">Networked </text:span><text:span text:style-name="T51">Ensembles ??</text:span><text:span text:style-name="T52">)</text:span></text:p>
      <text:h text:style-name="P54" text:outline-level="3" text:is-list-header="true"><text:line-break/>Abstract </text:h>
      <text:h text:style-name="Heading_20_3" text:outline-level="3" text:is-list-header="true">Acknowledgments</text:h>
      <text:h text:style-name="P54" text:outline-level="3" text:is-list-header="true">Introduction</text:h>
      <text:h text:style-name="P55" text:outline-level="4" text:is-list-header="true"><text:tab/>Context: </text:h>
      <text:p text:style-name="P50"><text:tab/><text:span text:style-name="T11">Musicking</text:span> <text:span text:style-name="T43">(Christopher Small, 1998)</text:span></text:p>
      <text:p text:style-name="P50"><text:tab/><text:tab/>music meaning in relationships of all who take part</text:p>
      <text:p text:style-name="P50"><text:tab/><text:span text:style-name="T11">Comprovisation</text:span></text:p>
      <text:p text:style-name="P50"><text:tab/><text:tab/><text:span text:style-name="T42">Decision-making spectrum (Predetermined Static ↔ Real-time dynamic)</text:span></text:p>
      <text:p text:style-name="P19"><text:tab/><text:span text:style-name="T11">Networked Music System</text:span><text:span text:style-name="T21">s</text:span></text:p>
      <text:p text:style-name="P34"><text:tab/>Multidirectional Data/Event flow</text:p>
      <text:p text:style-name="P20"><text:tab/>Heterogeneous clients</text:p>
      <text:p text:style-name="P37"><text:tab/>Multiple participant types</text:p>
      <text:p text:style-name="P11">Technical challenges </text:p>
      <text:p text:style-name="P34"><text:tab/><text:span text:style-name="T42">S</text:span>ynchronisation, latency, throughpu<text:span text:style-name="T4">t, </text:span><text:span text:style-name="T28">s</text:span><text:span text:style-name="T4">ystem scaling</text:span></text:p>
      <text:p text:style-name="P12">Composition<text:span text:style-name="T39">al challenges</text:span></text:p>
      <text:p text:style-name="P46"><text:tab/><text:span text:style-name="T39">Score: </text:span><text:span text:style-name="T35">Data + Algorithms </text:span><text:span text:style-name="T39">+ Representation</text:span></text:p>
      <text:p text:style-name="P35"><text:span text:style-name="T34"><text:tab/>Dynamic, event</text:span><text:span text:style-name="T5"> </text:span><text:span text:style-name="T34">driven </text:span><text:span text:style-name="T39">system </text:span><text:span text:style-name="T35">logic</text:span></text:p>
      <text:p text:style-name="P42"><text:tab/>Non-linear flow</text:p>
      <text:p text:style-name="P35"><text:tab/><text:span text:style-name="T34">Rules: </text:span><text:span text:style-name="T35">W</text:span><text:span text:style-name="T34">ho, </text:span><text:span text:style-name="T35">W</text:span><text:span text:style-name="T34">hat, </text:span><text:span text:style-name="T35">W</text:span><text:span text:style-name="T34">hen</text:span></text:p>
      <text:p text:style-name="P35"><text:tab/><text:span text:style-name="T35">Data mapping to </text:span><text:span text:style-name="T39">multiple </text:span><text:span text:style-name="T35">visual/aural representation</text:span></text:p>
      <text:p text:style-name="P12">Notation</text:p>
      <text:p text:style-name="P38"><text:span text:style-name="T34"><text:tab/>Dynamic </text:span>Layout</text:p>
      <text:p text:style-name="P37"><text:tab/><text:span text:style-name="T34">Musician </text:span>Preparation time</text:p>
      <text:p text:style-name="P37"><text:tab/><text:span text:style-name="T34">U</text:span>pdate time window</text:p>
      <text:p text:style-name="P13">Audience <text:span text:style-name="T36">Interface</text:span></text:p>
      <text:p text:style-name="P34"><text:span text:style-name="T4"><text:tab/></text:span><text:span text:style-name="T5">Interaction outcome vs expectations</text:span> </text:p>
      <text:h text:style-name="Heading_20_4" text:outline-level="4"><text:tab/>Gaps: </text:h>
      <text:p text:style-name="P33"><text:span text:style-name="T25"><text:tab/></text:span>Interactive Music Composition <text:span text:style-name="T39">and Performance </text:span>Model <text:span text:style-name="T54">(Rules/Scheduling)</text:span></text:p>
      <text:p text:style-name="P33"><text:tab/><text:span text:style-name="T25">Multiple role handling </text:span><text:span text:style-name="T31">and impact on musical aesthetics</text:span></text:p>
      <text:p text:style-name="P33"><text:tab/><text:span text:style-name="T39">Technical s</text:span><text:span text:style-name="T25">ystem </text:span><text:span text:style-name="T39">design, </text:span><text:span text:style-name="T25">scaling</text:span> <text:span text:style-name="T25">and robustness</text:span></text:p>
      <text:p text:style-name="P32"/>
      <text:h text:style-name="Heading_20_3" text:outline-level="3">Literature Review</text:h>
      <text:h text:style-name="Heading_20_3" text:outline-level="3">Aims and Objectives</text:h>
      <text:p text:style-name="P39"><text:tab/>Evolve processes of music composition and performance to utilise power of <text:span text:style-name="T37">networked </text:span></text:p>
      <text:p text:style-name="P39"><text:tab/>real-time event-driven systems.</text:p>
      <text:p text:style-name="P5"><text:tab/><text:span text:style-name="T26">Democratise music making </text:span><text:span text:style-name="T53">by </text:span><text:span text:style-name="T55">including</text:span><text:span text:style-name="T53"> </text:span><text:span text:style-name="T26">heterogeneous participant types </text:span><text:span text:style-name="T55">that</text:span><text:span text:style-name="T53"> can <text:tab/>assume </text:span><text:span text:style-name="T55">different</text:span><text:span text:style-name="T53"> roles</text:span><text:span text:style-name="T45">.</text:span></text:p>
      <text:p text:style-name="P51"><text:span text:style-name="T1"><text:tab/></text:span><text:span text:style-name="T32">Develop a</text:span><text:span text:style-name="T26">uthentic musical aesthetics for </text:span><text:span text:style-name="T40">mixed </text:span><text:span text:style-name="T26">networked ensembles</text:span></text:p>
      <text:h text:style-name="P56" text:outline-level="4">M<text:span text:style-name="T29">e</text:span>thods: <text:span text:style-name="T44">Portfolio / </text:span><text:span text:style-name="T46">Software</text:span>:</text:h>
      <text:p text:style-name="P23"><text:span text:style-name="T13">F</text:span><text:span text:style-name="T12">rom </text:span><text:span text:style-name="T14">a </text:span><text:span text:style-name="T12">static score to </text:span><text:span text:style-name="T15">an interactive </text:span><text:span text:style-name="T17">networked </text:span><text:span text:style-name="T16">music </text:span><text:span text:style-name="T18">making</text:span></text:p>
      <text:p text:style-name="P16"><text:span text:style-name="T41">Narrative: </text:span><text:span text:style-name="T27"><text:s/></text:span><text:span text:style-name="T56">Method evolution as </text:span><text:span text:style-name="T27">a journey </text:span><text:span text:style-name="T6">through the composition </text:span><text:span text:style-name="T27">portfolio</text:span><text:span text:style-name="T6"> </text:span></text:p>
      <text:p text:style-name="P36"/>
      <text:p text:style-name="P25">Composition<text:span text:style-name="T46">s:</text:span></text:p>
      <text:p text:style-name="P18">1 <text:span text:style-name="T11">Red Mass</text:span> <text:span text:style-name="T44">(fl, cl, perc, pf, vn)</text:span></text:p>
      <text:p text:style-name="P18"><text:tab/>Static linear composition <text:span text:style-name="T8">on paper</text:span></text:p>
      <text:p text:style-name="P18"><text:tab/><text:span text:style-name="T5">Composition </text:span><text:span text:style-name="T10">methodology</text:span><text:span text:style-name="T5"> </text:span><text:span text:style-name="T8">explanation </text:span><text:span text:style-name="T10">(</text:span><text:span text:style-name="T8">used in all </text:span><text:span text:style-name="T10">compositions)</text:span></text:p>
      <text:p text:style-name="P18"/>
      <text:p text:style-name="P24">2 <text:span text:style-name="T11">Ukodus</text:span> <text:span text:style-name="T44">(fl, cl, vc, pf)</text:span></text:p>
      <text:p text:style-name="P18"><text:tab/>Networked linear composition</text:p>
      <text:p text:style-name="P18"><text:tab/><text:span text:style-name="T5">Alternate Pane </text:span>Notation Layout</text:p>
      <text:p text:style-name="P18"><text:tab/><text:span text:style-name="T5">Notation synchronisation</text:span></text:p>
      <text:p text:style-name="P22"/>
      <text:p text:style-name="P43">3 <text:span text:style-name="T11">Vexilla</text:span> <text:span text:style-name="T44">(fl, vn, vc)</text:span></text:p>
      <text:p text:style-name="P40"><text:tab/>Embedded Scripting</text:p>
      <text:p text:style-name="P40"><text:tab/>Event scheduling </text:p>
      <text:p text:style-name="P40"><text:tab/>Audience view (projector)</text:p>
      <text:p text:style-name="P40"><text:tab/>Use of colour in notation</text:p>
      <text:p text:style-name="P40"><text:tab/></text:p>
      <text:p text:style-name="P29">4 <text:span text:style-name="T23">Perpetual </text:span><text:span text:style-name="T11">Union Rose</text:span><text:span text:style-name="T47"> </text:span><text:span text:style-name="T50">v1</text:span><text:span text:style-name="T23"> </text:span><text:span text:style-name="T44">(string quartet)</text:span></text:p>
      <text:p text:style-name="P28"><text:tab/>Real-time conductor interaction</text:p>
      <text:p text:style-name="P26"><text:tab/>Notation Overlays</text:p>
      <text:p text:style-name="P41"><text:tab/><text:span text:style-name="T6">Continuous page randomisation</text:span></text:p>
      <text:p text:style-name="P41"><text:span text:style-name="T6"><text:tab/></text:span><text:span text:style-name="T7">Conductor led comprovisation </text:span></text:p>
      <text:p text:style-name="P41"><text:tab/><text:span text:style-name="T9">Strategy: Randomisation</text:span></text:p>
      <text:p text:style-name="P41"/>
      <text:p text:style-name="P29">5 <text:span text:style-name="T11">Union Rose</text:span> v2 <text:span text:style-name="T44">(string quartet)</text:span></text:p>
      <text:p text:style-name="P28"><text:tab/><text:span text:style-name="T7">Conductor, musician and audience interaction</text:span></text:p>
      <text:p text:style-name="P26"><text:tab/>Audience View</text:p>
      <text:p text:style-name="P17"><text:tab/><text:span text:style-name="T6">Audience interaction page selection + audio</text:span></text:p>
      <text:p text:style-name="P26"><text:tab/>Player interaction part selection</text:p>
      <text:p text:style-name="P18"><text:tab/><text:span text:style-name="T6">Audio engine MAX patch</text:span></text:p>
      <text:p text:style-name="P18"><text:tab/></text:p>
      <text:p text:style-name="P30">6 <text:span text:style-name="T19">Socket </text:span><text:span text:style-name="T11">Dialogues </text:span><text:span text:style-name="T48">(</text:span><text:span text:style-name="T49">acoustic instruments, Max and audience</text:span><text:span text:style-name="T48">)</text:span></text:p>
      <text:p text:style-name="P21"><text:span text:style-name="T6"><text:tab/></text:span><text:span text:style-name="T7">Conductor, musician and audience comprovisation</text:span></text:p>
      <text:p text:style-name="P27"><text:tab/>Role composition</text:p>
      <text:p text:style-name="P26"><text:tab/>Generic instrument notation<text:tab/></text:p>
      <text:p text:style-name="P17"><text:tab/><text:span text:style-name="T6">Audience vote impact</text:span></text:p>
      <text:p text:style-name="P31"><text:s text:c="12"/>Strategy: Builder</text:p>
      <text:p text:style-name="P31"/>
      <text:p text:style-name="P45">7 <text:span text:style-name="T20">Symphonea</text:span><text:span text:style-name="T44"> </text:span><text:span text:style-name="T48">(</text:span><text:span text:style-name="T49">audience, acoustic instruments and Max</text:span><text:span text:style-name="T48">) </text:span><text:span text:style-name="T49">(</text:span><text:span text:style-name="T22">work in progress</text:span><text:span text:style-name="T49">)</text:span></text:p>
      <text:p text:style-name="P44"><text:span text:style-name="T38"><text:tab/></text:span>Entirely dynamic, audience driven composition performance</text:p>
      <text:p text:style-name="P17"><text:tab/><text:span text:style-name="T33">Audience decides material and timing of notation/digital audio</text:span></text:p>
      <text:p text:style-name="P17"/>
      <text:p text:style-name="P4"/>
      <text:p text:style-name="P4"/>
      <text:p text:style-name="P4"/>
      <text:p text:style-name="P4"/>
      <text:p text:style-name="P4"/>
      <text:h text:style-name="Heading_20_3" text:outline-level="3" text:is-list-header="true"><text:soft-page-break/>Results</text:h>
      <text:p text:style-name="P4"><text:tab/><text:span text:style-name="T30">Compositions and concepts realised successfully</text:span></text:p>
      <text:p text:style-name="P4"><text:tab/><text:span text:style-name="T29">Workshops / concerts</text:span></text:p>
      <text:p text:style-name="P4"><text:tab/><text:span text:style-name="T29">Musician / Audience feedback</text:span></text:p>
      <text:p text:style-name="P4"><text:span text:style-name="T29"><text:tab/>Technical tests</text:span><text:tab/></text:p>
      <text:p text:style-name="P47"><text:tab/>Conference papers</text:p>
      <text:p text:style-name="P4"/>
      <text:h text:style-name="Heading_20_3" text:outline-level="3">General discussion</text:h>
      <text:p text:style-name="P4"><text:tab/><text:span text:style-name="T30">Interactive composition model works</text:span></text:p>
      <text:p text:style-name="P4"><text:tab/><text:span text:style-name="T30">Requires coding, complex data mapping</text:span></text:p>
      <text:p text:style-name="P4"><text:tab/><text:span text:style-name="T30">Time consuming processes</text:span></text:p>
      <text:p text:style-name="P4"><text:tab/><text:span text:style-name="T30">Large scale testing not done</text:span></text:p>
      <text:p text:style-name="P4"><text:tab/><text:span text:style-name="T30">Audience front end functionality not entirely successful</text:span></text:p>
      <text:p text:style-name="P2"/>
      <text:h text:style-name="Heading_20_3" text:outline-level="3">Conclusions</text:h>
      <text:p text:style-name="P2"><text:tab/><text:span text:style-name="T1">suggestions for further work</text:span></text:p>
      <text:p text:style-name="P2"/>
      <text:h text:style-name="Heading_20_3" text:outline-level="3">References</text:h>
      <text:p text:style-name="P4"/>
      <text:h text:style-name="Heading_20_3" text:outline-level="3">Appendices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Helvetica" svg:font-family="Helvetica, 'Helvetica Neue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Rubik" svg:font-family="Rubik, 'Helvetica Neue', sans-serif"/>
    <style:font-face style:name="Songti SC" svg:font-family="'Songti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7-28T14:30:49.373073888</meta:creation-date>
    <meta:generator>LibreOffice/7.3.4.2$MacOSX_X86_64 LibreOffice_project/728fec16bd5f605073805c3c9e7c4212a0120dc5</meta:generator>
    <dc:date>2022-09-21T17:35:56.717608944</dc:date>
    <meta:editing-duration>PT18H42M7S</meta:editing-duration>
    <meta:editing-cycles>56</meta:editing-cycles>
    <meta:print-date>2022-09-20T18:41:07.535258547</meta:print-date>
    <meta:document-statistic meta:table-count="1" meta:image-count="0" meta:object-count="0" meta:page-count="5" meta:paragraph-count="130" meta:word-count="511" meta:character-count="3953" meta:non-whitespace-character-count="3470"/>
  </office:meta>
</office:document-meta>
</file>